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16:01:15.050000000</meta:creation-date>
    <dc:title>IP_blocks</dc:title>
    <meta:editing-duration>P0D</meta:editing-duration>
    <meta:editing-cycles>1</meta:editing-cycles>
    <meta:generator>LibreOffice/7.6.4.1$Windows_X86_64 LibreOffice_project/e19e193f88cd6c0525a17fb7a176ed8e6a3e2aa1</meta:generator>
    <meta:document-statistic meta:object-count="0"/>
    <meta:template xlink:type="simple" xlink:actuate="onRequest" xlink:title="IP_blocks" xlink:href="file:///C:/Users/Lukas/AppData/Roaming/LibreOffice/4/user/template/IP_blocks.otg" meta:date="2023-12-17T16:01:14.734000000"/>
  </office:meta>
</office:document-meta>
</file>